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8.1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arning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Key count</text:p>
          </table:table-cell>
          <table:table-cell table:formula="of:=COM.IEX.API.LOCALC.PYTHON.IEXIMPL.IEXEARNINGSKEYCOUNT(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8" office:value-type="string" calcext:value-type="string">
            <text:p>SO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4" table:number-rows-spanned="1">
            <text:p>Period</text:p>
          </table:table-cell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IEX.API.LOCALC.PYTHON.IEXIMPL.IEXEARNINGSKEYBYINDEX([.A7])" office:value-type="string" office:string-value="actualEPS" calcext:value-type="string">
            <text:p>actualEPS</text:p>
          </table:table-cell>
          <table:table-cell table:formula="of:=COM.IEX.API.LOCALC.PYTHON.IEXIMPL.IEXEARNINGSITEM(Symbol; [.B7]; [.C$6])" office:value-type="float" office:value="0.51" calcext:value-type="float">
            <text:p>0.51</text:p>
          </table:table-cell>
          <table:table-cell table:formula="of:=COM.IEX.API.LOCALC.PYTHON.IEXIMPL.IEXEARNINGSITEM(Symbol; [.B7]; [.D$6])" office:value-type="float" office:value="1.12" calcext:value-type="float">
            <text:p>1.12</text:p>
          </table:table-cell>
          <table:table-cell table:formula="of:=COM.IEX.API.LOCALC.PYTHON.IEXIMPL.IEXEARNINGSITEM(Symbol; [.B7]; [.E$6])" office:value-type="float" office:value="0.73" calcext:value-type="float">
            <text:p>0.73</text:p>
          </table:table-cell>
          <table:table-cell table:formula="of:=COM.IEX.API.LOCALC.PYTHON.IEXIMPL.IEXEARNINGSITEM(Symbol; [.B7]; [.F$6])" office:value-type="float" office:value="0.66" calcext:value-type="float">
            <text:p>0.66</text:p>
          </table:table-cell>
          <table:table-cell table:number-columns-repeated="1018"/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COM.IEX.API.LOCALC.PYTHON.IEXIMPL.IEXEARNINGSKEYBYINDEX([.A8])" office:value-type="string" office:string-value="announceTime" calcext:value-type="string">
            <text:p>announceTime</text:p>
          </table:table-cell>
          <table:table-cell table:formula="of:=COM.IEX.API.LOCALC.PYTHON.IEXIMPL.IEXEARNINGSITEM(Symbol; [.B8]; [.C$6])" office:value-type="string" office:string-value="BTO" calcext:value-type="string">
            <text:p>BTO</text:p>
          </table:table-cell>
          <table:table-cell table:formula="of:=COM.IEX.API.LOCALC.PYTHON.IEXIMPL.IEXEARNINGSITEM(Symbol; [.B8]; [.D$6])" office:value-type="string" office:string-value="BTO" calcext:value-type="string">
            <text:p>BTO</text:p>
          </table:table-cell>
          <table:table-cell table:formula="of:=COM.IEX.API.LOCALC.PYTHON.IEXIMPL.IEXEARNINGSITEM(Symbol; [.B8]; [.E$6])" office:value-type="string" office:string-value="BTO" calcext:value-type="string">
            <text:p>BTO</text:p>
          </table:table-cell>
          <table:table-cell table:formula="of:=COM.IEX.API.LOCALC.PYTHON.IEXIMPL.IEXEARNINGSITEM(Symbol; [.B8]; [.F$6])" office:value-type="string" office:string-value="BTO" calcext:value-type="string">
            <text:p>BTO</text:p>
          </table:table-cell>
          <table:table-cell table:number-columns-repeated="1018"/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COM.IEX.API.LOCALC.PYTHON.IEXIMPL.IEXEARNINGSKEYBYINDEX([.A9])" office:value-type="string" office:string-value="consensusEPS" calcext:value-type="string">
            <text:p>consensusEPS</text:p>
          </table:table-cell>
          <table:table-cell table:formula="of:=COM.IEX.API.LOCALC.PYTHON.IEXIMPL.IEXEARNINGSITEM(Symbol; [.B9]; [.C$6])" office:value-type="float" office:value="0.46" calcext:value-type="float">
            <text:p>0.46</text:p>
          </table:table-cell>
          <table:table-cell table:formula="of:=COM.IEX.API.LOCALC.PYTHON.IEXIMPL.IEXEARNINGSITEM(Symbol; [.B9]; [.D$6])" office:value-type="float" office:value="1.08" calcext:value-type="float">
            <text:p>1.08</text:p>
          </table:table-cell>
          <table:table-cell table:formula="of:=COM.IEX.API.LOCALC.PYTHON.IEXIMPL.IEXEARNINGSITEM(Symbol; [.B9]; [.E$6])" office:value-type="float" office:value="0.71" calcext:value-type="float">
            <text:p>0.71</text:p>
          </table:table-cell>
          <table:table-cell table:formula="of:=COM.IEX.API.LOCALC.PYTHON.IEXIMPL.IEXEARNINGSITEM(Symbol; [.B9]; [.F$6])" office:value-type="float" office:value="0.58" calcext:value-type="float">
            <text:p>0.58</text:p>
          </table:table-cell>
          <table:table-cell table:number-columns-repeated="1018"/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COM.IEX.API.LOCALC.PYTHON.IEXIMPL.IEXEARNINGSKEYBYINDEX([.A10])" office:value-type="string" office:string-value="EPSReportDate" calcext:value-type="string">
            <text:p>EPSReportDate</text:p>
          </table:table-cell>
          <table:table-cell table:formula="of:=COM.IEX.API.LOCALC.PYTHON.IEXIMPL.IEXEARNINGSITEM(Symbol; [.B10]; [.C$6])" office:value-type="string" office:string-value="2018-02-21" calcext:value-type="string">
            <text:p>2018-02-21</text:p>
          </table:table-cell>
          <table:table-cell table:formula="of:=COM.IEX.API.LOCALC.PYTHON.IEXIMPL.IEXEARNINGSITEM(Symbol; [.B10]; [.D$6])" office:value-type="string" office:string-value="2017-11-01" calcext:value-type="string">
            <text:p>2017-11-01</text:p>
          </table:table-cell>
          <table:table-cell table:formula="of:=COM.IEX.API.LOCALC.PYTHON.IEXIMPL.IEXEARNINGSITEM(Symbol; [.B10]; [.E$6])" office:value-type="string" office:string-value="2017-08-02" calcext:value-type="string">
            <text:p>2017-08-02</text:p>
          </table:table-cell>
          <table:table-cell table:formula="of:=COM.IEX.API.LOCALC.PYTHON.IEXIMPL.IEXEARNINGSITEM(Symbol; [.B10]; [.F$6])" office:value-type="string" office:string-value="2017-05-03" calcext:value-type="string">
            <text:p>2017-05-03</text:p>
          </table:table-cell>
          <table:table-cell table:number-columns-repeated="1018"/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COM.IEX.API.LOCALC.PYTHON.IEXIMPL.IEXEARNINGSKEYBYINDEX([.A11])" office:value-type="string" office:string-value="EPSSurpriseDollar" calcext:value-type="string">
            <text:p>EPSSurpriseDollar</text:p>
          </table:table-cell>
          <table:table-cell table:formula="of:=COM.IEX.API.LOCALC.PYTHON.IEXIMPL.IEXEARNINGSITEM(Symbol; [.B11]; [.C$6])" office:value-type="float" office:value="0.05" calcext:value-type="float">
            <text:p>0.05</text:p>
          </table:table-cell>
          <table:table-cell table:formula="of:=COM.IEX.API.LOCALC.PYTHON.IEXIMPL.IEXEARNINGSITEM(Symbol; [.B11]; [.D$6])" office:value-type="float" office:value="0.04" calcext:value-type="float">
            <text:p>0.04</text:p>
          </table:table-cell>
          <table:table-cell table:formula="of:=COM.IEX.API.LOCALC.PYTHON.IEXIMPL.IEXEARNINGSITEM(Symbol; [.B11]; [.E$6])" office:value-type="float" office:value="0.02" calcext:value-type="float">
            <text:p>0.02</text:p>
          </table:table-cell>
          <table:table-cell table:formula="of:=COM.IEX.API.LOCALC.PYTHON.IEXIMPL.IEXEARNINGSITEM(Symbol; [.B11]; [.F$6])" office:value-type="float" office:value="0.08" calcext:value-type="float">
            <text:p>0.08</text:p>
          </table:table-cell>
          <table:table-cell table:number-columns-repeated="1018"/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COM.IEX.API.LOCALC.PYTHON.IEXIMPL.IEXEARNINGSKEYBYINDEX([.A12])" office:value-type="string" office:string-value="estimatedEPS" calcext:value-type="string">
            <text:p>estimatedEPS</text:p>
          </table:table-cell>
          <table:table-cell table:formula="of:=COM.IEX.API.LOCALC.PYTHON.IEXIMPL.IEXEARNINGSITEM(Symbol; [.B12]; [.C$6])" office:value-type="float" office:value="0.46" calcext:value-type="float">
            <text:p>0.46</text:p>
          </table:table-cell>
          <table:table-cell table:formula="of:=COM.IEX.API.LOCALC.PYTHON.IEXIMPL.IEXEARNINGSITEM(Symbol; [.B12]; [.D$6])" office:value-type="float" office:value="1.08" calcext:value-type="float">
            <text:p>1.08</text:p>
          </table:table-cell>
          <table:table-cell table:formula="of:=COM.IEX.API.LOCALC.PYTHON.IEXIMPL.IEXEARNINGSITEM(Symbol; [.B12]; [.E$6])" office:value-type="float" office:value="0.71" calcext:value-type="float">
            <text:p>0.71</text:p>
          </table:table-cell>
          <table:table-cell table:formula="of:=COM.IEX.API.LOCALC.PYTHON.IEXIMPL.IEXEARNINGSITEM(Symbol; [.B12]; [.F$6])" office:value-type="float" office:value="0.58" calcext:value-type="float">
            <text:p>0.58</text:p>
          </table:table-cell>
          <table:table-cell table:number-columns-repeated="1018"/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COM.IEX.API.LOCALC.PYTHON.IEXIMPL.IEXEARNINGSKEYBYINDEX([.A13])" office:value-type="string" office:string-value="fiscalEndDate" calcext:value-type="string">
            <text:p>fiscalEndDate</text:p>
          </table:table-cell>
          <table:table-cell table:formula="of:=COM.IEX.API.LOCALC.PYTHON.IEXIMPL.IEXEARNINGSITEM(Symbol; [.B13]; [.C$6])" office:value-type="string" office:string-value="2017-12-31" calcext:value-type="string">
            <text:p>2017-12-31</text:p>
          </table:table-cell>
          <table:table-cell table:formula="of:=COM.IEX.API.LOCALC.PYTHON.IEXIMPL.IEXEARNINGSITEM(Symbol; [.B13]; [.D$6])" office:value-type="string" office:string-value="2017-09-30" calcext:value-type="string">
            <text:p>2017-09-30</text:p>
          </table:table-cell>
          <table:table-cell table:formula="of:=COM.IEX.API.LOCALC.PYTHON.IEXIMPL.IEXEARNINGSITEM(Symbol; [.B13]; [.E$6])" office:value-type="string" office:string-value="2017-06-30" calcext:value-type="string">
            <text:p>2017-06-30</text:p>
          </table:table-cell>
          <table:table-cell table:formula="of:=COM.IEX.API.LOCALC.PYTHON.IEXIMPL.IEXEARNINGSITEM(Symbol; [.B13]; [.F$6])" office:value-type="string" office:string-value="2017-03-31" calcext:value-type="string">
            <text:p>2017-03-31</text:p>
          </table:table-cell>
          <table:table-cell table:number-columns-repeated="1018"/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COM.IEX.API.LOCALC.PYTHON.IEXIMPL.IEXEARNINGSKEYBYINDEX([.A14])" office:value-type="string" office:string-value="fiscalPeriod" calcext:value-type="string">
            <text:p>fiscalPeriod</text:p>
          </table:table-cell>
          <table:table-cell table:formula="of:=COM.IEX.API.LOCALC.PYTHON.IEXIMPL.IEXEARNINGSITEM(Symbol; [.B14]; [.C$6])" office:value-type="string" office:string-value="Q4 2017" calcext:value-type="string">
            <text:p>Q4 2017</text:p>
          </table:table-cell>
          <table:table-cell table:formula="of:=COM.IEX.API.LOCALC.PYTHON.IEXIMPL.IEXEARNINGSITEM(Symbol; [.B14]; [.D$6])" office:value-type="string" office:string-value="Q3 2017" calcext:value-type="string">
            <text:p>Q3 2017</text:p>
          </table:table-cell>
          <table:table-cell table:formula="of:=COM.IEX.API.LOCALC.PYTHON.IEXIMPL.IEXEARNINGSITEM(Symbol; [.B14]; [.E$6])" office:value-type="string" office:string-value="Q2 2017" calcext:value-type="string">
            <text:p>Q2 2017</text:p>
          </table:table-cell>
          <table:table-cell table:formula="of:=COM.IEX.API.LOCALC.PYTHON.IEXIMPL.IEXEARNINGSITEM(Symbol; [.B14]; [.F$6])" office:value-type="string" office:string-value="Q1 2017" calcext:value-type="string">
            <text:p>Q1 2017</text:p>
          </table:table-cell>
          <table:table-cell table:number-columns-repeated="1018"/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COM.IEX.API.LOCALC.PYTHON.IEXIMPL.IEXEARNINGSKEYBYINDEX([.A15])" office:value-type="string" office:string-value="numberOfEstimates" calcext:value-type="string">
            <text:p>numberOfEstimates</text:p>
          </table:table-cell>
          <table:table-cell table:formula="of:=COM.IEX.API.LOCALC.PYTHON.IEXIMPL.IEXEARNINGSITEM(Symbol; [.B15]; [.C$6])" office:value-type="float" office:value="6" calcext:value-type="float">
            <text:p>6</text:p>
          </table:table-cell>
          <table:table-cell table:formula="of:=COM.IEX.API.LOCALC.PYTHON.IEXIMPL.IEXEARNINGSITEM(Symbol; [.B15]; [.D$6])" office:value-type="float" office:value="6" calcext:value-type="float">
            <text:p>6</text:p>
          </table:table-cell>
          <table:table-cell table:formula="of:=COM.IEX.API.LOCALC.PYTHON.IEXIMPL.IEXEARNINGSITEM(Symbol; [.B15]; [.E$6])" office:value-type="float" office:value="6" calcext:value-type="float">
            <text:p>6</text:p>
          </table:table-cell>
          <table:table-cell table:formula="of:=COM.IEX.API.LOCALC.PYTHON.IEXIMPL.IEXEARNINGSITEM(Symbol; [.B15]; [.F$6])" office:value-type="float" office:value="6" calcext:value-type="float">
            <text:p>6</text:p>
          </table:table-cell>
          <table:table-cell table:number-columns-repeated="1018"/>
        </table:table-row>
      </table:table>
      <table:named-expressions>
        <table:named-expression table:name="PeriodRange" table:base-cell-address="$SO.$B$4" table:expression="#REF!"/>
        <table:named-range table:name="Symbol" table:base-cell-address="$SO.$B$3" table:cell-range-address="$SO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7:44:59.785143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38:02.718355447</meta:creation-date>
    <dc:date>2018-03-01T18:01:26.859442613</dc:date>
    <meta:editing-duration>PT29M58S</meta:editing-duration>
    <meta:editing-cycles>6</meta:editing-cycles>
    <meta:generator>LibreOffice/5.4.5.1$MacOSX_X86_64 LibreOffice_project/79c9829dd5d8054ec39a82dc51cd9eff340dbee8</meta:generator>
    <meta:document-statistic meta:table-count="1" meta:cell-count="66" meta:object-count="0"/>
  </office:meta>
</office:document-meta>
</file>